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easting</text:p>
          </table:table-cell>
          <table:table-cell office:value-type="string" calcext:value-type="string">
            <text:p>northing</text:p>
          </table:table-cell>
          <table:table-cell table:number-columns-repeated="3"/>
        </table:table-row>
        <table:table-row table:style-name="ro1">
          <table:table-cell office:value-type="float" office:value="-105.185485098686" calcext:value-type="float">
            <text:p>-105.1854850987</text:p>
          </table:table-cell>
          <table:table-cell office:value-type="float" office:value="40.0905856626686" calcext:value-type="float">
            <text:p>40.0905856627</text:p>
          </table:table-cell>
          <table:table-cell table:formula="of:=RADIANS([.A2]-[.$A$2])*COS(RADIANS([.$B$2]))*[.$G$2]" office:value-type="float" office:value="0" calcext:value-type="float">
            <text:p>0</text:p>
          </table:table-cell>
          <table:table-cell table:formula="of:=RADIANS([.B2]-[.$B$2])*[.$G$2]" office:value-type="float" office:value="0" calcext:value-type="float">
            <text:p>0</text:p>
          </table:table-cell>
          <table:table-cell table:formula="of:=CONCATENATE(&quot;{&quot;;TEXT([.C2];&quot;_-??0.00;-??0.00&quot;);&quot;,&quot;;TEXT([.D2];&quot;_-??0.00;-??0.00&quot;);&quot;},&quot;)" office:value-type="string" office:string-value="{   0.00,   0.00}," calcext:value-type="string">
            <text:p>{ <text:s text:c="2"/>0.00, <text:s text:c="2"/>0.00},</text:p>
          </table:table-cell>
          <table:table-cell office:value-type="string" calcext:value-type="string">
            <text:p>re</text:p>
          </table:table-cell>
          <table:table-cell office:value-type="float" office:value="6378137" calcext:value-type="float">
            <text:p>6378137</text:p>
          </table:table-cell>
        </table:table-row>
        <table:table-row table:style-name="ro1">
          <table:table-cell office:value-type="float" office:value="-105.185795348166" calcext:value-type="float">
            <text:p>-105.1857953482</text:p>
          </table:table-cell>
          <table:table-cell office:value-type="float" office:value="40.0907817627849" calcext:value-type="float">
            <text:p>40.0907817628</text:p>
          </table:table-cell>
          <table:table-cell table:formula="of:=RADIANS([.A3]-[.$A$2])*COS(RADIANS([.$B$2]))*[.$G$2]" office:value-type="float" office:value="-26.4216031299559" calcext:value-type="float">
            <text:p>-26.42160313</text:p>
          </table:table-cell>
          <table:table-cell table:formula="of:=RADIANS([.B3]-[.$B$2])*[.$G$2]" office:value-type="float" office:value="21.8297650931931" calcext:value-type="float">
            <text:p>21.8297650932</text:p>
          </table:table-cell>
          <table:table-cell table:formula="of:=CONCATENATE(&quot;{&quot;;TEXT([.C3];&quot;_-??0.00;-??0.00&quot;);&quot;,&quot;;TEXT([.D3];&quot;_-??0.00;-??0.00&quot;);&quot;},&quot;)" office:value-type="string" office:string-value="{- 26.42,  21.83}," calcext:value-type="string">
            <text:p>{- 26.42, <text:s/>21.83},</text:p>
          </table:table-cell>
          <table:table-cell table:number-columns-repeated="2"/>
        </table:table-row>
        <table:table-row table:style-name="ro1">
          <table:table-cell office:value-type="float" office:value="-105.185714377266" calcext:value-type="float">
            <text:p>-105.1857143773</text:p>
          </table:table-cell>
          <table:table-cell office:value-type="float" office:value="40.0908601337863" calcext:value-type="float">
            <text:p>40.0908601338</text:p>
          </table:table-cell>
          <table:table-cell table:formula="of:=RADIANS([.A4]-[.$A$2])*COS(RADIANS([.$B$2]))*[.$G$2]" office:value-type="float" office:value="-19.5259236215245" calcext:value-type="float">
            <text:p>-19.5259236215</text:p>
          </table:table-cell>
          <table:table-cell table:formula="of:=RADIANS([.B4]-[.$B$2])*[.$G$2]" office:value-type="float" office:value="30.5539850660119" calcext:value-type="float">
            <text:p>30.553985066</text:p>
          </table:table-cell>
          <table:table-cell table:formula="of:=CONCATENATE(&quot;{&quot;;TEXT([.C4];&quot;_-??0.00;-??0.00&quot;);&quot;,&quot;;TEXT([.D4];&quot;_-??0.00;-??0.00&quot;);&quot;},&quot;)" office:value-type="string" office:string-value="{- 19.53,  30.55}," calcext:value-type="string">
            <text:p>{- 19.53, <text:s/>30.55},</text:p>
          </table:table-cell>
          <table:table-cell table:number-columns-repeated="2"/>
        </table:table-row>
        <table:table-row table:style-name="ro1">
          <table:table-cell office:value-type="float" office:value="-105.185481652957" calcext:value-type="float">
            <text:p>-105.185481653</text:p>
          </table:table-cell>
          <table:table-cell office:value-type="float" office:value="40.0907142848852" calcext:value-type="float">
            <text:p>40.0907142849</text:p>
          </table:table-cell>
          <table:table-cell table:formula="of:=RADIANS([.A5]-[.$A$2])*COS(RADIANS([.$B$2]))*[.$G$2]" office:value-type="float" office:value="0.29344669459489" calcext:value-type="float">
            <text:p>0.2934466946</text:p>
          </table:table-cell>
          <table:table-cell table:formula="of:=RADIANS([.B5]-[.$B$2])*[.$G$2]" office:value-type="float" office:value="14.3181596621676" calcext:value-type="float">
            <text:p>14.3181596622</text:p>
          </table:table-cell>
          <table:table-cell table:formula="of:=CONCATENATE(&quot;{&quot;;TEXT([.C5];&quot;_-??0.00;-??0.00&quot;);&quot;,&quot;;TEXT([.D5];&quot;_-??0.00;-??0.00&quot;);&quot;},&quot;)" office:value-type="string" office:string-value="{   0.29,  14.32}," calcext:value-type="string">
            <text:p>{ <text:s text:c="2"/>0.29, <text:s/>14.32},</text:p>
          </table:table-cell>
          <table:table-cell table:number-columns-repeated="2"/>
        </table:table-row>
        <table:table-row table:style-name="ro1">
          <table:table-cell office:value-type="float" office:value="-105.185347504362" calcext:value-type="float">
            <text:p>-105.1853475044</text:p>
          </table:table-cell>
          <table:table-cell office:value-type="float" office:value="40.0908436712682" calcext:value-type="float">
            <text:p>40.0908436713</text:p>
          </table:table-cell>
          <table:table-cell table:formula="of:=RADIANS([.A6]-[.$A$2])*COS(RADIANS([.$B$2]))*[.$G$2]" office:value-type="float" office:value="11.7178685529989" calcext:value-type="float">
            <text:p>11.717868553</text:p>
          </table:table-cell>
          <table:table-cell table:formula="of:=RADIANS([.B6]-[.$B$2])*[.$G$2]" office:value-type="float" office:value="28.7213859310959" calcext:value-type="float">
            <text:p>28.7213859311</text:p>
          </table:table-cell>
          <table:table-cell table:formula="of:=CONCATENATE(&quot;{&quot;;TEXT([.C6];&quot;_-??0.00;-??0.00&quot;);&quot;,&quot;;TEXT([.D6];&quot;_-??0.00;-??0.00&quot;);&quot;},&quot;)" office:value-type="string" office:string-value="{  11.72,  28.72}," calcext:value-type="string">
            <text:p>{ <text:s/>11.72, <text:s/>28.72},</text:p>
          </table:table-cell>
          <table:table-cell table:number-columns-repeated="2"/>
        </table:table-row>
        <table:table-row table:style-name="ro1">
          <table:table-cell office:value-type="float" office:value="-105.185205334255" calcext:value-type="float">
            <text:p>-105.1852053343</text:p>
          </table:table-cell>
          <table:table-cell office:value-type="float" office:value="40.0907598510022" calcext:value-type="float">
            <text:p>40.090759851</text:p>
          </table:table-cell>
          <table:table-cell table:formula="of:=RADIANS([.A7]-[.$A$2])*COS(RADIANS([.$B$2]))*[.$G$2]" office:value-type="float" office:value="23.8254219571236" calcext:value-type="float">
            <text:p>23.8254219571</text:p>
          </table:table-cell>
          <table:table-cell table:formula="of:=RADIANS([.B7]-[.$B$2])*[.$G$2]" office:value-type="float" office:value="19.3905565979557" calcext:value-type="float">
            <text:p>19.390556598</text:p>
          </table:table-cell>
          <table:table-cell table:formula="of:=CONCATENATE(&quot;{&quot;;TEXT([.C7];&quot;_-??0.00;-??0.00&quot;);&quot;,&quot;;TEXT([.D7];&quot;_-??0.00;-??0.00&quot;);&quot;},&quot;)" office:value-type="string" office:string-value="{  23.83,  19.39}," calcext:value-type="string">
            <text:p>{ <text:s/>23.83, <text:s/>19.39},</text:p>
          </table:table-cell>
          <table:table-cell table:number-columns-repeated="2"/>
        </table:table-row>
        <table:table-row table:style-name="ro1">
          <table:table-cell office:value-type="float" office:value="-105.185371232209" calcext:value-type="float">
            <text:p>-105.1853712322</text:p>
          </table:table-cell>
          <table:table-cell office:value-type="float" office:value="40.0906105657779" calcext:value-type="float">
            <text:p>40.0906105658</text:p>
          </table:table-cell>
          <table:table-cell table:formula="of:=RADIANS([.A8]-[.$A$2])*COS(RADIANS([.$B$2]))*[.$G$2]" office:value-type="float" office:value="9.69714717414365" calcext:value-type="float">
            <text:p>9.6971471741</text:p>
          </table:table-cell>
          <table:table-cell table:formula="of:=RADIANS([.B8]-[.$B$2])*[.$G$2]" office:value-type="float" office:value="2.77220145030501" calcext:value-type="float">
            <text:p>2.7722014503</text:p>
          </table:table-cell>
          <table:table-cell table:formula="of:=CONCATENATE(&quot;{&quot;;TEXT([.C8];&quot;_-??0.00;-??0.00&quot;);&quot;,&quot;;TEXT([.D8];&quot;_-??0.00;-??0.00&quot;);&quot;},&quot;)" office:value-type="string" office:string-value="{   9.70,   2.77}," calcext:value-type="string">
            <text:p>{ <text:s text:c="2"/>9.70, <text:s text:c="2"/>2.77},</text:p>
          </table:table-cell>
          <table:table-cell table:number-columns-repeated="2"/>
        </table:table-row>
        <table:table-row table:style-name="ro1">
          <table:table-cell office:value-type="float" office:value="-105.185411817144" calcext:value-type="float">
            <text:p>-105.1854118171</text:p>
          </table:table-cell>
          <table:table-cell office:value-type="float" office:value="40.090635659445" calcext:value-type="float">
            <text:p>40.0906356594</text:p>
          </table:table-cell>
          <table:table-cell table:formula="of:=RADIANS([.A9]-[.$A$2])*COS(RADIANS([.$B$2]))*[.$G$2]" office:value-type="float" office:value="6.24083503385905" calcext:value-type="float">
            <text:p>6.2408350339</text:p>
          </table:table-cell>
          <table:table-cell table:formula="of:=RADIANS([.B9]-[.$B$2])*[.$G$2]" office:value-type="float" office:value="5.56561569774733" calcext:value-type="float">
            <text:p>5.5656156977</text:p>
          </table:table-cell>
          <table:table-cell table:formula="of:=CONCATENATE(&quot;{&quot;;TEXT([.C9];&quot;_-??0.00;-??0.00&quot;);&quot;,&quot;;TEXT([.D9];&quot;_-??0.00;-??0.00&quot;);&quot;},&quot;)" office:value-type="string" office:string-value="{   6.24,   5.57}," calcext:value-type="string">
            <text:p>{ <text:s text:c="2"/>6.24, <text:s text:c="2"/>5.57},</text:p>
          </table:table-cell>
          <table:table-cell table:number-columns-repeated="2"/>
        </table:table-row>
        <table:table-row table:style-name="ro1">
          <table:table-cell office:value-type="float" office:value="-105.185445645119" calcext:value-type="float">
            <text:p>-105.1854456451</text:p>
          </table:table-cell>
          <table:table-cell office:value-type="float" office:value="40.0906080644354" calcext:value-type="float">
            <text:p>40.0906080644</text:p>
          </table:table-cell>
          <table:table-cell table:formula="of:=RADIANS([.A10]-[.$A$2])*COS(RADIANS([.$B$2]))*[.$G$2]" office:value-type="float" office:value="3.35996204463993" calcext:value-type="float">
            <text:p>3.3599620446</text:p>
          </table:table-cell>
          <table:table-cell table:formula="of:=RADIANS([.B10]-[.$B$2])*[.$G$2]" office:value-type="float" office:value="2.49375327134209" calcext:value-type="float">
            <text:p>2.4937532713</text:p>
          </table:table-cell>
          <table:table-cell table:formula="of:=CONCATENATE(&quot;{&quot;;TEXT([.C10];&quot;_-??0.00;-??0.00&quot;);&quot;,&quot;;TEXT([.D10];&quot;_-??0.00;-??0.00&quot;);&quot;},&quot;)" office:value-type="string" office:string-value="{   3.36,   2.49}," calcext:value-type="string">
            <text:p>{ <text:s text:c="2"/>3.36, <text:s text:c="2"/>2.49},</text:p>
          </table:table-cell>
          <table:table-cell table:number-columns-repeated="2"/>
        </table:table-row>
        <table:table-row table:style-name="ro1">
          <table:table-cell office:value-type="float" office:value="-105.185403943113" calcext:value-type="float">
            <text:p>-105.1854039431</text:p>
          </table:table-cell>
          <table:table-cell office:value-type="float" office:value="40.0905846929612" calcext:value-type="float">
            <text:p>40.090584693</text:p>
          </table:table-cell>
          <table:table-cell table:formula="of:=RADIANS([.A11]-[.$A$2])*COS(RADIANS([.$B$2]))*[.$G$2]" office:value-type="float" office:value="6.9114067542145" calcext:value-type="float">
            <text:p>6.9114067542</text:p>
          </table:table-cell>
          <table:table-cell table:formula="of:=RADIANS([.B11]-[.$B$2])*[.$G$2]" office:value-type="float" office:value="-0.107947328516439" calcext:value-type="float">
            <text:p>-0.1079473285</text:p>
          </table:table-cell>
          <table:table-cell table:formula="of:=CONCATENATE(&quot;{&quot;;TEXT([.C11];&quot;_-??0.00;-??0.00&quot;);&quot;,&quot;;TEXT([.D11];&quot;_-??0.00;-??0.00&quot;);&quot;},&quot;)" office:value-type="string" office:string-value="{   6.91,-  0.11}," calcext:value-type="string">
            <text:p>{ <text:s text:c="2"/>6.91,- <text:s/>0.11},</text:p>
          </table:table-cell>
          <table:table-cell table:number-columns-repeated="2"/>
        </table:table-row>
        <table:table-row table:style-name="ro1">
          <table:table-cell office:value-type="float" office:value="-105.185438904091" calcext:value-type="float">
            <text:p>-105.1854389041</text:p>
          </table:table-cell>
          <table:table-cell office:value-type="float" office:value="40.0905562363427" calcext:value-type="float">
            <text:p>40.0905562363</text:p>
          </table:table-cell>
          <table:table-cell table:formula="of:=RADIANS([.A12]-[.$A$2])*COS(RADIANS([.$B$2]))*[.$G$2]" office:value-type="float" office:value="3.93404449761723" calcext:value-type="float">
            <text:p>3.9340444976</text:p>
          </table:table-cell>
          <table:table-cell table:formula="of:=RADIANS([.B12]-[.$B$2])*[.$G$2]" office:value-type="float" office:value="-3.2757236113942" calcext:value-type="float">
            <text:p>-3.2757236114</text:p>
          </table:table-cell>
          <table:table-cell table:formula="of:=CONCATENATE(&quot;{&quot;;TEXT([.C12];&quot;_-??0.00;-??0.00&quot;);&quot;,&quot;;TEXT([.D12];&quot;_-??0.00;-??0.00&quot;);&quot;},&quot;)" office:value-type="string" office:string-value="{   3.93,-  3.28}," calcext:value-type="string">
            <text:p>{ <text:s text:c="2"/>3.93,- <text:s/>3.28}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6-07-14T12:37:15.682574219</meta:creation-date>
    <dc:date>2016-07-14T17:20:48.204070613</dc:date>
    <meta:editing-duration>PT4H17M24S</meta:editing-duration>
    <meta:editing-cycles>3</meta:editing-cycles>
    <meta:generator>LibreOffice/5.0.6.2$Linux_X86_64 LibreOffice_project/00m0$Build-2</meta:generator>
    <meta:document-statistic meta:table-count="1" meta:cell-count="61" meta:object-count="0"/>
  </office:meta>
</office:document-meta>
</file>